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{object_ref} <text:s text:c="28"/>{object_date}</text:p>
      <text:p text:style-name="P12"><text:s text:c="6"/>{company_name}</text:p>
      <text:p text:style-name="P13"><text:s text:c="7"/>{company_address} <text:s text:c="3"/></text:p>
      <text:p text:style-name="P14"><text:s text:c="11"/>{company_town} <text:s text:c="13"/>{company_idprof1} <text:s text:c="28"/>{company_idprof2}</text:p>
      <text:p text:style-name="P14"><text:s text:c="41"/>{company_idprof3}</text:p>
      <text:p text:style-name="P14"><text:s text:c="2"/></text:p>
      <text:p text:style-name="P9"/>
      <text:p text:style-name="P11"/>
      <text:p text:style-name="P1"><text:s text:c="4"/>[!-- BEGIN lines --]</text:p>
      <text:p text:style-name="P8"><text:span text:style-name="T2"><text:s text:c="3"/>{line_qty} <text:s text:c="8"/></text:span><text:s/><text:span text:style-name="T2">{line_fulldesc}</text:span><text:tab/> <text:s text:c="33"/><text:span text:style-name="T3">$ {line_up} <text:s text:c="23"/>$ {line_price_ht}</text:span></text:p>
      <text:p text:style-name="P2"><text:s text:c="4"/>[!-- END lines --]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{object_total_ht} </text:p>
      <text:p text:style-name="P18">{object_total_ttc} <text:s text:c="82"/><text:span text:style-name="T5">$ </text:span>{object_total_vat}</text:p>
      <text:p text:style-name="P16"><text:span text:style-name="T1"><text:s text:c="19"/></text:span><text:s text:c="69"/><text:span text:style-name="T5">$</text:span> <text:span text:style-name="T1">{object_total_ttc}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{object_total_ttc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